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.95cm" fo:min-width="2.4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85cm" fo:min-width="2.3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0.45cm" fo:min-width="8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0.35cm" fo:min-width="8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1.95cm" fo:min-width="2.604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0.85cm" fo:min-width="2.498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0.45cm" fo:min-width="8.6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0.35cm" fo:min-width="8.6cm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1.95cm" fo:min-width="2.57cm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0.85cm" fo:min-width="2.465cm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0.45cm" fo:min-width="8.5cm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0.35cm" fo:min-width="8.5cm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1.95cm" fo:min-width="2.912cm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0.85cm" fo:min-width="2.794cm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0.45cm" fo:min-width="9.5cm"/>
    </style:style>
    <style:style style:name="gr16" style:family="graphic" style:parent-style-name="standard">
      <style:graphic-properties svg:stroke-color="#000000" draw:fill-color="#ffffff" draw:textarea-horizontal-align="justify" draw:textarea-vertical-align="middle" draw:auto-grow-height="false" fo:min-height="0.35cm" fo:min-width="9.5cm"/>
    </style:style>
    <style:style style:name="gr17" style:family="graphic" style:parent-style-name="standard">
      <style:graphic-properties svg:stroke-color="#000000" draw:fill-color="#ffffff" draw:textarea-horizontal-align="justify" draw:textarea-vertical-align="middle" draw:auto-grow-height="false" fo:min-height="1.95cm" fo:min-width="3.628cm"/>
    </style:style>
    <style:style style:name="gr18" style:family="graphic" style:parent-style-name="standard">
      <style:graphic-properties svg:stroke-color="#000000" draw:fill-color="#ffffff" draw:textarea-horizontal-align="justify" draw:textarea-vertical-align="middle" draw:auto-grow-height="false" fo:min-height="0.85cm" fo:min-width="3.486cm"/>
    </style:style>
    <style:style style:name="gr19" style:family="graphic" style:parent-style-name="standard">
      <style:graphic-properties svg:stroke-color="#000000" draw:fill-color="#ffffff" draw:textarea-horizontal-align="justify" draw:textarea-vertical-align="middle" draw:auto-grow-height="false" fo:min-height="0.45cm" fo:min-width="11.6cm"/>
    </style:style>
    <style:style style:name="gr20" style:family="graphic" style:parent-style-name="standard">
      <style:graphic-properties svg:stroke-color="#000000" draw:fill-color="#ffffff" draw:textarea-horizontal-align="justify" draw:textarea-vertical-align="middle" draw:auto-grow-height="false" fo:min-height="0.35cm" fo:min-width="11.6cm"/>
    </style:style>
    <style:style style:name="gr21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  <style:text-properties fo:font-size="26pt" style:font-size-asian="26pt" style:font-size-complex="26pt"/>
    </style:style>
    <style:style style:name="P2" style:family="paragraph">
      <loext:graphic-properties draw:fill-color="#ffffff"/>
      <style:paragraph-properties fo:text-align="center"/>
      <style:text-properties fo:font-size="26pt" style:font-size-asian="26pt" style:font-size-complex="26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style:paragraph-properties fo:text-align="center"/>
      <style:text-properties fo:language="de" fo:country="DE"/>
    </style:style>
    <style:style style:name="P6" style:family="paragraph">
      <loext:graphic-properties draw:fill-color="#ffffff"/>
      <style:paragraph-properties fo:text-align="center"/>
      <style:text-properties fo:language="de" fo:country="DE"/>
    </style:style>
    <style:style style:name="P7" style:family="paragraph">
      <style:paragraph-properties fo:text-align="center"/>
      <style:text-properties fo:font-size="18pt" fo:language="de" fo:country="DE" style:font-size-asian="18pt" style:font-size-complex="18pt"/>
    </style:style>
    <style:style style:name="P8" style:family="paragraph">
      <loext:graphic-properties draw:fill-color="#ffffff"/>
      <style:paragraph-properties fo:text-align="center"/>
      <style:text-properties fo:font-size="18pt" fo:language="de" fo:country="DE" style:font-size-asian="18pt" style:font-size-complex="18pt"/>
    </style:style>
    <style:style style:name="P9" style:family="paragraph">
      <loext:graphic-properties draw:fill="none"/>
      <style:paragraph-properties fo:margin-left="0cm" fo:margin-right="0cm" fo:text-align="center" fo:text-indent="1.1cm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 xml:id="id1" draw:id="id1">
          <draw:custom-shape draw:style-name="gr1" draw:text-style-name="P2" draw:layer="layout" svg:width="2.9cm" svg:height="2.2cm" svg:x="5.3cm" svg:y="6.7cm">
            <text:p text:style-name="P1"><text:span text:style-name="T1">Dauer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4" draw:layer="layout" svg:width="2.8cm" svg:height="1.1cm" svg:x="2.5cm" svg:y="6.7cm">
            <text:p text:style-name="P3">FAZ</text:p>
            <draw:enhanced-geometry svg:viewBox="0 0 21600 21600" draw:type="rectangle" draw:enhanced-path="M 0 0 L 21600 0 21600 21600 0 21600 0 0 Z N"/>
          </draw:custom-shape>
          <draw:g>
            <draw:custom-shape draw:style-name="gr2" draw:text-style-name="P4" draw:layer="layout" svg:width="2.8cm" svg:height="1.1cm" svg:x="2.5cm" svg:y="7.8cm">
              <text:p text:style-name="P3">SAZ</text:p>
              <draw:enhanced-geometry svg:viewBox="0 0 21600 21600" draw:type="rectangle" draw:enhanced-path="M 0 0 L 21600 0 21600 21600 0 21600 0 0 Z N"/>
            </draw:custom-shape>
            <draw:custom-shape draw:style-name="gr3" draw:text-style-name="P6" draw:layer="layout" svg:width="8.5cm" svg:height="0.7cm" svg:x="2.5cm" svg:y="6cm">
              <text:p text:style-name="P5">Einholen von Angeboten</text:p>
              <draw:enhanced-geometry svg:viewBox="0 0 21600 21600" draw:type="rectangle" draw:enhanced-path="M 0 0 L 21600 0 21600 21600 0 21600 0 0 Z N"/>
            </draw:custom-shape>
            <draw:custom-shape draw:style-name="gr4" draw:text-style-name="P6" draw:layer="layout" svg:width="8.5cm" svg:height="0.6cm" svg:x="2.5cm" svg:y="8.9cm">
              <text:p text:style-name="P5">Gesamtpufferzeit</text:p>
              <draw:enhanced-geometry svg:viewBox="0 0 21600 21600" draw:type="rectangle" draw:enhanced-path="M 0 0 L 21600 0 21600 21600 0 21600 0 0 Z N"/>
            </draw:custom-shape>
            <draw:custom-shape draw:style-name="gr2" draw:text-style-name="P4" draw:layer="layout" svg:width="2.8cm" svg:height="1.1cm" svg:x="8.2cm" svg:y="6.7cm">
              <text:p text:style-name="P3">FEZ</text:p>
              <draw:enhanced-geometry svg:viewBox="0 0 21600 21600" draw:type="rectangle" draw:enhanced-path="M 0 0 L 21600 0 21600 21600 0 21600 0 0 Z N"/>
            </draw:custom-shape>
            <draw:custom-shape draw:style-name="gr2" draw:text-style-name="P4" draw:layer="layout" svg:width="2.8cm" svg:height="1.1cm" svg:x="8.2cm" svg:y="7.8cm">
              <text:p text:style-name="P3">SEZ</text:p>
              <draw:enhanced-geometry svg:viewBox="0 0 21600 21600" draw:type="rectangle" draw:enhanced-path="M 0 0 L 21600 0 21600 21600 0 21600 0 0 Z N"/>
            </draw:custom-shape>
          </draw:g>
        </draw:g>
        <draw:g xml:id="id3" draw:id="id3">
          <draw:custom-shape draw:style-name="gr5" draw:text-style-name="P2" draw:layer="layout" svg:width="3.104cm" svg:height="2.2cm" svg:x="4.498cm" svg:y="22.6cm">
            <text:p text:style-name="P1"><text:span text:style-name="T1">Dauer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2.998cm" svg:height="1.1cm" svg:x="1.5cm" svg:y="22.6cm">
            <text:p text:style-name="P3">FAZ</text:p>
            <draw:enhanced-geometry svg:viewBox="0 0 21600 21600" draw:type="rectangle" draw:enhanced-path="M 0 0 L 21600 0 21600 21600 0 21600 0 0 Z N"/>
          </draw:custom-shape>
          <draw:g>
            <draw:custom-shape draw:style-name="gr6" draw:text-style-name="P4" draw:layer="layout" svg:width="2.998cm" svg:height="1.1cm" svg:x="1.5cm" svg:y="23.7cm">
              <text:p text:style-name="P3">SAZ</text:p>
              <draw:enhanced-geometry svg:viewBox="0 0 21600 21600" draw:type="rectangle" draw:enhanced-path="M 0 0 L 21600 0 21600 21600 0 21600 0 0 Z N"/>
            </draw:custom-shape>
            <draw:custom-shape draw:style-name="gr7" draw:text-style-name="P8" draw:layer="layout" svg:width="9.1cm" svg:height="0.7cm" svg:x="1.5cm" svg:y="21.9cm">
              <text:p text:style-name="P7"><text:span text:style-name="T2">Entfernung der alten Dachziegel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6" draw:layer="layout" svg:width="9.1cm" svg:height="0.6cm" svg:x="1.5cm" svg:y="24.8cm">
              <text:p text:style-name="P5">Gesamtpufferzeit</text:p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2.998cm" svg:height="1.1cm" svg:x="7.602cm" svg:y="22.6cm">
              <text:p text:style-name="P3">FEZ</text:p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2.998cm" svg:height="1.1cm" svg:x="7.602cm" svg:y="23.7cm">
              <text:p text:style-name="P3">SEZ</text:p>
              <draw:enhanced-geometry svg:viewBox="0 0 21600 21600" draw:type="rectangle" draw:enhanced-path="M 0 0 L 21600 0 21600 21600 0 21600 0 0 Z N"/>
            </draw:custom-shape>
          </draw:g>
        </draw:g>
        <draw:g xml:id="id4" draw:id="id4">
          <draw:custom-shape draw:style-name="gr9" draw:text-style-name="P2" draw:layer="layout" svg:width="3.07cm" svg:height="2.2cm" svg:x="15.765cm" svg:y="22.2cm">
            <text:p text:style-name="P1"><text:span text:style-name="T1">Dauer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4" draw:layer="layout" svg:width="2.965cm" svg:height="1.1cm" svg:x="12.8cm" svg:y="22.2cm">
            <text:p text:style-name="P3">FAZ</text:p>
            <draw:enhanced-geometry svg:viewBox="0 0 21600 21600" draw:type="rectangle" draw:enhanced-path="M 0 0 L 21600 0 21600 21600 0 21600 0 0 Z N"/>
          </draw:custom-shape>
          <draw:g>
            <draw:custom-shape draw:style-name="gr10" draw:text-style-name="P4" draw:layer="layout" svg:width="2.965cm" svg:height="1.1cm" svg:x="12.8cm" svg:y="23.3cm">
              <text:p text:style-name="P3">SAZ</text:p>
              <draw:enhanced-geometry svg:viewBox="0 0 21600 21600" draw:type="rectangle" draw:enhanced-path="M 0 0 L 21600 0 21600 21600 0 21600 0 0 Z N"/>
            </draw:custom-shape>
            <draw:custom-shape draw:style-name="gr11" draw:text-style-name="P6" draw:layer="layout" svg:width="9cm" svg:height="0.7cm" svg:x="12.8cm" svg:y="21.5cm">
              <text:p text:style-name="P5">Demontage des alten Gerüstes</text:p>
              <draw:enhanced-geometry svg:viewBox="0 0 21600 21600" draw:type="rectangle" draw:enhanced-path="M 0 0 L 21600 0 21600 21600 0 21600 0 0 Z N"/>
            </draw:custom-shape>
            <draw:custom-shape draw:style-name="gr12" draw:text-style-name="P6" draw:layer="layout" svg:width="9cm" svg:height="0.6cm" svg:x="12.8cm" svg:y="24.4cm">
              <text:p text:style-name="P5">Gesamtpufferzeit</text:p>
              <draw:enhanced-geometry svg:viewBox="0 0 21600 21600" draw:type="rectangle" draw:enhanced-path="M 0 0 L 21600 0 21600 21600 0 21600 0 0 Z N"/>
            </draw:custom-shape>
            <draw:custom-shape draw:style-name="gr10" draw:text-style-name="P4" draw:layer="layout" svg:width="2.965cm" svg:height="1.1cm" svg:x="18.835cm" svg:y="22.2cm">
              <text:p text:style-name="P3">FEZ</text:p>
              <draw:enhanced-geometry svg:viewBox="0 0 21600 21600" draw:type="rectangle" draw:enhanced-path="M 0 0 L 21600 0 21600 21600 0 21600 0 0 Z N"/>
            </draw:custom-shape>
            <draw:custom-shape draw:style-name="gr10" draw:text-style-name="P4" draw:layer="layout" svg:width="2.965cm" svg:height="1.1cm" svg:x="18.835cm" svg:y="23.3cm">
              <text:p text:style-name="P3">SEZ</text:p>
              <draw:enhanced-geometry svg:viewBox="0 0 21600 21600" draw:type="rectangle" draw:enhanced-path="M 0 0 L 21600 0 21600 21600 0 21600 0 0 Z N"/>
            </draw:custom-shape>
          </draw:g>
        </draw:g>
        <draw:g xml:id="id2" draw:id="id2">
          <draw:custom-shape draw:style-name="gr13" draw:text-style-name="P2" draw:layer="layout" svg:width="3.412cm" svg:height="2.2cm" svg:x="16.594cm" svg:y="4.2cm">
            <text:p text:style-name="P1"><text:span text:style-name="T1">Dau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4" draw:layer="layout" svg:width="3.294cm" svg:height="1.1cm" svg:x="13.3cm" svg:y="4.2cm">
            <text:p text:style-name="P3">FAZ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14" draw:text-style-name="P4" draw:layer="layout" svg:width="3.294cm" svg:height="1.1cm" svg:x="13.3cm" svg:y="5.3cm">
              <text:p text:style-name="P3">SAZ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6" draw:layer="layout" svg:width="10cm" svg:height="0.7cm" svg:x="13.3cm" svg:y="3.5cm">
              <text:p text:style-name="P5">Vorbereitung eines neuen Gerüstes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6" draw:text-style-name="P6" draw:layer="layout" svg:width="10cm" svg:height="0.6cm" svg:x="13.3cm" svg:y="6.4cm">
              <text:p text:style-name="P5">Gesamtpufferzeit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4" draw:text-style-name="P4" draw:layer="layout" svg:width="3.294cm" svg:height="1.1cm" svg:x="20.006cm" svg:y="4.2cm">
              <text:p text:style-name="P3">FEZ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4" draw:text-style-name="P4" draw:layer="layout" svg:width="3.294cm" svg:height="1.1cm" svg:x="20.006cm" svg:y="5.3cm">
              <text:p text:style-name="P3">SEZ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 xml:id="id5" draw:id="id5">
          <draw:custom-shape draw:style-name="gr13" draw:text-style-name="P2" draw:layer="layout" svg:width="3.412cm" svg:height="2.2cm" svg:x="16.494cm" svg:y="10.2cm">
            <text:p text:style-name="P1"><text:span text:style-name="T1">Dau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4" draw:layer="layout" svg:width="3.294cm" svg:height="1.1cm" svg:x="13.2cm" svg:y="10.2cm">
            <text:p text:style-name="P3">FAZ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14" draw:text-style-name="P4" draw:layer="layout" svg:width="3.294cm" svg:height="1.1cm" svg:x="13.2cm" svg:y="11.3cm">
              <text:p text:style-name="P3">SAZ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6" draw:layer="layout" svg:width="10cm" svg:height="0.7cm" svg:x="13.2cm" svg:y="9.5cm">
              <text:p text:style-name="P5">Lieferzeit der neuen Dachziegel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6" draw:text-style-name="P6" draw:layer="layout" svg:width="10cm" svg:height="0.6cm" svg:x="13.2cm" svg:y="12.4cm">
              <text:p text:style-name="P5">Gesamtpufferzeit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4" draw:text-style-name="P4" draw:layer="layout" svg:width="3.294cm" svg:height="1.1cm" svg:x="19.906cm" svg:y="10.2cm">
              <text:p text:style-name="P3">FEZ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4" draw:text-style-name="P4" draw:layer="layout" svg:width="3.294cm" svg:height="1.1cm" svg:x="19.906cm" svg:y="11.3cm">
              <text:p text:style-name="P3">SEZ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 xml:id="id6" draw:id="id6">
          <draw:custom-shape draw:style-name="gr1" draw:text-style-name="P2" draw:layer="layout" svg:width="2.9cm" svg:height="2.2cm" svg:x="28.3cm" svg:y="26.2cm">
            <text:p text:style-name="P1"><text:span text:style-name="T1">Dau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4" draw:layer="layout" svg:width="2.8cm" svg:height="1.1cm" svg:x="25.5cm" svg:y="26.2cm">
            <text:p text:style-name="P3">FAZ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2" draw:text-style-name="P4" draw:layer="layout" svg:width="2.8cm" svg:height="1.1cm" svg:x="25.5cm" svg:y="27.3cm">
              <text:p text:style-name="P3">SAZ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" draw:text-style-name="P6" draw:layer="layout" svg:width="8.5cm" svg:height="0.7cm" svg:x="25.5cm" svg:y="25.5cm">
              <text:p text:style-name="P5">Montage des neuen Gerüstes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6" draw:layer="layout" svg:width="8.5cm" svg:height="0.6cm" svg:x="25.5cm" svg:y="28.4cm">
              <text:p text:style-name="P5">Gesamtpufferzeit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4" draw:layer="layout" svg:width="2.8cm" svg:height="1.1cm" svg:x="31.2cm" svg:y="26.2cm">
              <text:p text:style-name="P3">FEZ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4" draw:layer="layout" svg:width="2.8cm" svg:height="1.1cm" svg:x="31.2cm" svg:y="27.3cm">
              <text:p text:style-name="P3">SEZ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 xml:id="id9" draw:id="id9">
          <draw:custom-shape draw:style-name="gr13" draw:text-style-name="P2" draw:layer="layout" svg:width="3.412cm" svg:height="2.2cm" svg:x="51.094cm" svg:y="9.8cm">
            <text:p text:style-name="P1"><text:span text:style-name="T1">Dau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4" draw:layer="layout" svg:width="3.294cm" svg:height="1.1cm" svg:x="47.8cm" svg:y="9.8cm">
            <text:p text:style-name="P3">FAZ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14" draw:text-style-name="P4" draw:layer="layout" svg:width="3.294cm" svg:height="1.1cm" svg:x="47.8cm" svg:y="10.9cm">
              <text:p text:style-name="P3">SAZ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6" draw:layer="layout" svg:width="10cm" svg:height="0.7cm" svg:x="47.8cm" svg:y="9.1cm">
              <text:p text:style-name="P5">Abdichtung des Daches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6" draw:text-style-name="P6" draw:layer="layout" svg:width="10cm" svg:height="0.6cm" svg:x="47.8cm" svg:y="12cm">
              <text:p text:style-name="P5">Gesamtpufferzeit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4" draw:text-style-name="P4" draw:layer="layout" svg:width="3.294cm" svg:height="1.1cm" svg:x="54.506cm" svg:y="9.8cm">
              <text:p text:style-name="P3">FEZ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4" draw:text-style-name="P4" draw:layer="layout" svg:width="3.294cm" svg:height="1.1cm" svg:x="54.506cm" svg:y="10.9cm">
              <text:p text:style-name="P3">SEZ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 xml:id="id8" draw:id="id8">
          <draw:custom-shape draw:style-name="gr17" draw:text-style-name="P2" draw:layer="layout" svg:width="4.128cm" svg:height="2.2cm" svg:x="15.486cm" svg:y="15.2cm">
            <text:p text:style-name="P1"><text:span text:style-name="T1">Dau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4" draw:layer="layout" svg:width="3.986cm" svg:height="1.1cm" svg:x="11.5cm" svg:y="15.2cm">
            <text:p text:style-name="P3">FAZ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18" draw:text-style-name="P4" draw:layer="layout" svg:width="3.986cm" svg:height="1.1cm" svg:x="11.5cm" svg:y="16.3cm">
              <text:p text:style-name="P3">SAZ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" draw:text-style-name="P6" draw:layer="layout" svg:width="12.1cm" svg:height="0.7cm" svg:x="11.5cm" svg:y="14.5cm">
              <text:p text:style-name="P5">Einreichung von Verträgen an Kostenstelle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" draw:text-style-name="P6" draw:layer="layout" svg:width="12.1cm" svg:height="0.6cm" svg:x="11.5cm" svg:y="17.4cm">
              <text:p text:style-name="P5">Gesamtpufferzeit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" draw:text-style-name="P4" draw:layer="layout" svg:width="3.986cm" svg:height="1.1cm" svg:x="19.614cm" svg:y="15.2cm">
              <text:p text:style-name="P3">FEZ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" draw:text-style-name="P4" draw:layer="layout" svg:width="3.986cm" svg:height="1.1cm" svg:x="19.614cm" svg:y="16.3cm">
              <text:p text:style-name="P3">SEZ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 xml:id="id7" draw:id="id7">
          <draw:custom-shape draw:style-name="gr13" draw:text-style-name="P2" draw:layer="layout" svg:width="3.412cm" svg:height="2.2cm" svg:x="38.494cm" svg:y="9.9cm">
            <text:p text:style-name="P1"><text:span text:style-name="T1">Dau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4" draw:layer="layout" svg:width="3.294cm" svg:height="1.1cm" svg:x="35.2cm" svg:y="9.9cm">
            <text:p text:style-name="P3">FAZ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14" draw:text-style-name="P4" draw:layer="layout" svg:width="3.294cm" svg:height="1.1cm" svg:x="35.2cm" svg:y="11cm">
              <text:p text:style-name="P3">SAZ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6" draw:layer="layout" svg:width="10cm" svg:height="0.7cm" svg:x="35.2cm" svg:y="9.2cm">
              <text:p text:style-name="P5">Befestigung der neuen Dachziegel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6" draw:text-style-name="P6" draw:layer="layout" svg:width="10cm" svg:height="0.6cm" svg:x="35.2cm" svg:y="12.1cm">
              <text:p text:style-name="P5">Gesamtpufferzeit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4" draw:text-style-name="P4" draw:layer="layout" svg:width="3.294cm" svg:height="1.1cm" svg:x="41.906cm" svg:y="9.9cm">
              <text:p text:style-name="P3">FEZ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4" draw:text-style-name="P4" draw:layer="layout" svg:width="3.294cm" svg:height="1.1cm" svg:x="41.906cm" svg:y="11cm">
              <text:p text:style-name="P3">SEZ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 xml:id="id10" draw:id="id10">
          <draw:custom-shape draw:style-name="gr13" draw:text-style-name="P2" draw:layer="layout" svg:width="3.412cm" svg:height="2.2cm" svg:x="63.594cm" svg:y="14.8cm">
            <text:p text:style-name="P1"><text:span text:style-name="T1">Dau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4" draw:layer="layout" svg:width="3.294cm" svg:height="1.1cm" svg:x="60.3cm" svg:y="14.8cm">
            <text:p text:style-name="P3">FAZ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14" draw:text-style-name="P4" draw:layer="layout" svg:width="3.294cm" svg:height="1.1cm" svg:x="60.3cm" svg:y="15.9cm">
              <text:p text:style-name="P3">SAZ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6" draw:layer="layout" svg:width="10cm" svg:height="0.7cm" svg:x="60.3cm" svg:y="14.1cm">
              <text:p text:style-name="P5">Qualitätssicherung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6" draw:text-style-name="P6" draw:layer="layout" svg:width="10cm" svg:height="0.6cm" svg:x="60.3cm" svg:y="17cm">
              <text:p text:style-name="P5">Gesamtpufferzeit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4" draw:text-style-name="P4" draw:layer="layout" svg:width="3.294cm" svg:height="1.1cm" svg:x="67.006cm" svg:y="14.8cm">
              <text:p text:style-name="P3">FEZ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4" draw:text-style-name="P4" draw:layer="layout" svg:width="3.294cm" svg:height="1.1cm" svg:x="67.006cm" svg:y="15.9cm">
              <text:p text:style-name="P3">SEZ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 xml:id="id11" draw:id="id11">
          <draw:custom-shape draw:style-name="gr13" draw:text-style-name="P2" draw:layer="layout" svg:width="3.412cm" svg:height="2.2cm" svg:x="76.594cm" svg:y="19.3cm">
            <text:p text:style-name="P1"><text:span text:style-name="T1">Dau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4" draw:layer="layout" svg:width="3.294cm" svg:height="1.1cm" svg:x="73.3cm" svg:y="19.3cm">
            <text:p text:style-name="P3">FAZ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14" draw:text-style-name="P4" draw:layer="layout" svg:width="3.294cm" svg:height="1.1cm" svg:x="73.3cm" svg:y="20.4cm">
              <text:p text:style-name="P3">SAZ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6" draw:layer="layout" svg:width="10cm" svg:height="0.7cm" svg:x="73.3cm" svg:y="18.6cm">
              <text:p text:style-name="P5">Abnahme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6" draw:text-style-name="P6" draw:layer="layout" svg:width="10cm" svg:height="0.6cm" svg:x="73.3cm" svg:y="21.5cm">
              <text:p text:style-name="P5">Gesamtpufferzeit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4" draw:text-style-name="P4" draw:layer="layout" svg:width="3.294cm" svg:height="1.1cm" svg:x="80.006cm" svg:y="19.3cm">
              <text:p text:style-name="P3">FEZ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4" draw:text-style-name="P4" draw:layer="layout" svg:width="3.294cm" svg:height="1.1cm" svg:x="80.006cm" svg:y="20.4cm">
              <text:p text:style-name="P3">SEZ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connector draw:style-name="gr21" draw:text-style-name="P9" draw:layer="layout" svg:x1="11cm" svg:y1="7.75cm" svg:x2="13.3cm" svg:y2="5.25cm" draw:start-shape="id1" draw:start-glue-point="1" draw:end-shape="id2" svg:d="M11000 7750h1150v-2500h1150" svg:viewBox="0 0 2301 2501">
          <text:p/>
        </draw:connector>
        <draw:connector draw:style-name="gr21" draw:text-style-name="P9" draw:layer="layout" svg:x1="10.6cm" svg:y1="23.65cm" svg:x2="12.8cm" svg:y2="23.25cm" draw:start-shape="id3" draw:end-shape="id4" svg:d="M10600 23650h1100v-400h1100" svg:viewBox="0 0 2201 401">
          <text:p/>
        </draw:connector>
        <draw:connector draw:style-name="gr21" draw:text-style-name="P9" draw:layer="layout" svg:x1="11cm" svg:y1="7.75cm" svg:x2="13.2cm" svg:y2="11.25cm" draw:start-shape="id1" draw:start-glue-point="1" draw:end-shape="id5" draw:end-glue-point="3" svg:d="M11000 7750h1100v3500h1100" svg:viewBox="0 0 2201 3501">
          <text:p/>
        </draw:connector>
        <draw:connector draw:style-name="gr21" draw:text-style-name="P9" draw:layer="layout" svg:x1="21.8cm" svg:y1="23.25cm" svg:x2="25.5cm" svg:y2="27.25cm" draw:start-shape="id4" draw:start-glue-point="1" draw:end-shape="id6" draw:end-glue-point="3" svg:d="M21800 23250h1850v4000h1850" svg:viewBox="0 0 3701 4001">
          <text:p/>
        </draw:connector>
        <draw:connector draw:style-name="gr21" draw:text-style-name="P9" draw:layer="layout" svg:x1="23.3cm" svg:y1="5.25cm" svg:x2="25.5cm" svg:y2="27.25cm" draw:start-shape="id2" draw:start-glue-point="1" draw:end-shape="id6" draw:end-glue-point="3" svg:d="M23300 5250h1100v22000h1100" svg:viewBox="0 0 2201 22001">
          <text:p/>
        </draw:connector>
        <draw:connector draw:style-name="gr21" draw:text-style-name="P9" draw:layer="layout" svg:x1="23.2cm" svg:y1="11.25cm" svg:x2="35.2cm" svg:y2="10.95cm" draw:start-shape="id5" draw:end-shape="id7" svg:d="M23200 11250h6000v-300h6000" svg:viewBox="0 0 12001 301">
          <text:p/>
        </draw:connector>
        <draw:connector draw:style-name="gr21" draw:text-style-name="P9" draw:layer="layout" svg:x1="34cm" svg:y1="27.25cm" svg:x2="35.2cm" svg:y2="10.95cm" draw:start-shape="id6" draw:end-shape="id7" draw:end-glue-point="3" svg:d="M34000 27250h600v-16300h600" svg:viewBox="0 0 1201 16301">
          <text:p/>
        </draw:connector>
        <draw:connector draw:style-name="gr21" draw:text-style-name="P9" draw:layer="layout" svg:x1="11cm" svg:y1="7.75cm" svg:x2="11.5cm" svg:y2="16.25cm" draw:start-shape="id1" draw:start-glue-point="1" draw:end-shape="id8" draw:end-glue-point="3" svg:d="M11000 7750h501v4276h-502v4224h501" svg:viewBox="0 0 503 8501">
          <text:p/>
        </draw:connector>
        <draw:connector draw:style-name="gr21" draw:text-style-name="P9" draw:layer="layout" svg:x1="45.2cm" svg:y1="10.95cm" svg:x2="47.8cm" svg:y2="10.85cm" draw:start-shape="id7" draw:start-glue-point="1" draw:end-shape="id9" draw:end-glue-point="3" svg:d="M45200 10950h1300v-100h1300" svg:viewBox="0 0 2601 101">
          <text:p/>
        </draw:connector>
        <draw:connector draw:style-name="gr21" draw:text-style-name="P9" draw:layer="layout" svg:x1="23.6cm" svg:y1="16.25cm" svg:x2="60.3cm" svg:y2="15.85cm" draw:start-shape="id8" draw:start-glue-point="1" draw:end-shape="id10" svg:d="M23600 16250h18350v-400h18350" svg:viewBox="0 0 36701 401">
          <text:p/>
        </draw:connector>
        <draw:connector draw:style-name="gr21" draw:text-style-name="P9" draw:layer="layout" svg:x1="57.8cm" svg:y1="10.85cm" svg:x2="60.3cm" svg:y2="15.85cm" draw:start-shape="id9" draw:start-glue-point="1" draw:end-shape="id10" draw:end-glue-point="3" svg:d="M57800 10850h1250v5000h1250" svg:viewBox="0 0 2501 5001">
          <text:p/>
        </draw:connector>
        <draw:connector draw:style-name="gr21" draw:text-style-name="P9" draw:layer="layout" svg:x1="70.3cm" svg:y1="15.85cm" svg:x2="73.3cm" svg:y2="20.35cm" draw:start-shape="id10" draw:start-glue-point="1" draw:end-shape="id11" draw:end-glue-point="3" svg:d="M70300 15850h1500v4500h1500" svg:viewBox="0 0 3001 45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5cm" fo:page-height="3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16T15:30:20.521000000</meta:creation-date>
    <dc:date>2016-06-16T16:17:04.993000000</dc:date>
    <meta:editing-duration>PT16M3S</meta:editing-duration>
    <meta:editing-cycles>1</meta:editing-cycles>
    <meta:document-statistic meta:object-count="111"/>
    <meta:generator>LibreOffice/5.0.6.3$Windows_x86 LibreOffice_project/490fc03b25318460cfc54456516ea2519c11d1aa</meta:generator>
  </office:meta>
</office:document-meta>
</file>